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d49cc" officeooo:paragraph-rsid="001d49cc"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d49cc" officeooo:paragraph-rsid="001d49cc"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cbb31" officeooo:paragraph-rsid="001d49cc"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2ad82c" officeooo:paragraph-rsid="002ad82c"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cbb31" officeooo:paragraph-rsid="001d49cc"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1e046f" officeooo:paragraph-rsid="001d49cc"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1e046f" officeooo:paragraph-rsid="0027bed8"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1cbb31" officeooo:paragraph-rsid="001d49cc"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1dc56a" officeooo:paragraph-rsid="001dc56a"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24d0fa" officeooo:paragraph-rsid="0024d0fa"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24d0fa" officeooo:paragraph-rsid="0027bed8" style:font-weight-asian="bold" style:font-weight-complex="bold"/>
    </style:style>
    <style:style style:name="P12" style:family="paragraph" style:parent-style-name="Standard">
      <style:paragraph-properties fo:text-align="start" style:justify-single-word="false"/>
      <style:text-properties style:text-underline-style="none" fo:font-weight="bold" officeooo:rsid="0025ce71" officeooo:paragraph-rsid="0025ce71" style:font-weight-asian="bold" style:font-weight-complex="bold"/>
    </style:style>
    <style:style style:name="P13" style:family="paragraph" style:parent-style-name="Standard">
      <style:paragraph-properties fo:text-align="start" style:justify-single-word="false"/>
      <style:text-properties style:text-underline-style="none" fo:font-weight="normal" officeooo:rsid="001d49cc" officeooo:paragraph-rsid="001d49cc"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dc56a" officeooo:paragraph-rsid="001d49cc"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dc56a" officeooo:paragraph-rsid="001dc56a"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235d9" officeooo:paragraph-rsid="001d49cc"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235d9" officeooo:paragraph-rsid="0025ce71"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4d0fa" officeooo:paragraph-rsid="0024d0fa"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4d0fa" officeooo:paragraph-rsid="001d49cc"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5ce71" officeooo:paragraph-rsid="0025ce71"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ad82c" officeooo:paragraph-rsid="002ad82c" style:font-weight-asian="normal" style:font-weight-complex="normal"/>
    </style:style>
    <style:style style:name="P22" style:family="paragraph" style:parent-style-name="Standard">
      <style:paragraph-properties fo:text-align="start" style:justify-single-word="false"/>
      <style:text-properties style:text-underline-style="none" fo:font-weight="bold" officeooo:rsid="002ad82c" officeooo:paragraph-rsid="002ad82c" style:font-weight-asian="bold" style:font-weight-complex="bold"/>
    </style:style>
    <style:style style:name="P23" style:family="paragraph" style:parent-style-name="Standard">
      <style:paragraph-properties fo:text-align="start" style:justify-single-word="false"/>
      <style:text-properties style:text-underline-style="none" fo:font-weight="normal" officeooo:rsid="002ad82c" officeooo:paragraph-rsid="002ad82c"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1dc56a" officeooo:paragraph-rsid="001d49cc"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24d0fa" officeooo:paragraph-rsid="0024d0f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c56a" style:font-weight-asian="normal" style:font-weight-complex="normal"/>
    </style:style>
    <style:style style:name="T3" style:family="text">
      <style:text-properties fo:font-weight="normal" officeooo:rsid="002235d9" style:font-weight-asian="normal" style:font-weight-complex="normal"/>
    </style:style>
    <style:style style:name="T4" style:family="text">
      <style:text-properties fo:font-weight="normal" officeooo:rsid="002352ae" style:font-weight-asian="normal" style:font-weight-complex="normal"/>
    </style:style>
    <style:style style:name="T5" style:family="text">
      <style:text-properties fo:font-weight="normal" officeooo:rsid="0024d0fa" style:font-weight-asian="normal" style:font-weight-complex="normal"/>
    </style:style>
    <style:style style:name="T6" style:family="text">
      <style:text-properties fo:font-weight="normal" officeooo:rsid="0027bed8"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dc56a" style:font-weight-asian="normal" style:font-weight-complex="normal"/>
    </style:style>
    <style:style style:name="T10" style:family="text">
      <style:text-properties style:text-underline-style="none" fo:font-weight="normal" officeooo:rsid="0024d0fa" style:font-weight-asian="normal" style:font-weight-complex="normal"/>
    </style:style>
    <style:style style:name="T11" style:family="text">
      <style:text-properties style:text-underline-style="none" fo:font-weight="normal" officeooo:rsid="0027bed8" style:font-weight-asian="normal" style:font-weight-complex="normal"/>
    </style:style>
    <style:style style:name="T12" style:family="text">
      <style:text-properties style:text-underline-style="none" fo:font-weight="normal" officeooo:rsid="002ad82c" style:font-weight-asian="normal" style:font-weight-complex="normal"/>
    </style:style>
    <style:style style:name="T13" style:family="text">
      <style:text-properties style:text-underline-style="none" fo:font-weight="normal" officeooo:rsid="002b5e07" style:font-weight-asian="normal" style:font-weight-complex="normal"/>
    </style:style>
    <style:style style:name="T14" style:family="text">
      <style:text-properties style:text-underline-style="none" officeooo:rsid="001dc56a"/>
    </style:style>
    <style:style style:name="T15" style:family="text">
      <style:text-properties style:text-underline-style="none" officeooo:rsid="002b5e07"/>
    </style:style>
    <style:style style:name="T16" style:family="text">
      <style:text-properties style:text-underline-style="none" officeooo:rsid="0027bed8"/>
    </style:style>
    <style:style style:name="T17" style:family="text">
      <style:text-properties style:text-underline-style="none" officeooo:rsid="0024d0fa"/>
    </style:style>
    <style:style style:name="T18" style:family="text">
      <style:text-properties officeooo:rsid="001eed4b"/>
    </style:style>
    <style:style style:name="T19" style:family="text">
      <style:text-properties officeooo:rsid="001dc56a"/>
    </style:style>
    <style:style style:name="T20" style:family="text">
      <style:text-properties officeooo:rsid="0024d0fa"/>
    </style:style>
    <style:style style:name="T21" style:family="text">
      <style:text-properties officeooo:rsid="0025ce71"/>
    </style:style>
    <style:style style:name="T22" style:family="text">
      <style:text-properties officeooo:rsid="0027bed8"/>
    </style:style>
    <style:style style:name="T23" style:family="text">
      <style:text-properties fo:font-weight="bold" style:font-weight-asian="bold" style:font-weight-complex="bold"/>
    </style:style>
    <style:style style:name="T24" style:family="text">
      <style:text-properties fo:font-weight="bold" officeooo:rsid="0027bed8" style:font-weight-asian="bold" style:font-weight-complex="bold"/>
    </style:style>
    <style:style style:name="T25" style:family="text">
      <style:text-properties officeooo:rsid="002235d9"/>
    </style:style>
    <style:style style:name="T26" style:family="text">
      <style:text-properties officeooo:rsid="002b5e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act Book – Offline Blockchain</text:p>
      <text:p text:style-name="P13"/>
      <text:p text:style-name="P2"><text:span text:style-name="T8"><text:tab/>In this assignment you will be putting together your 2 previous exercises (</text:span><text:span text:style-name="T7">RsaTransactions</text:span><text:span text:style-name="T8">, and </text:span><text:span text:style-name="T7">BlockchainStructure</text:span><text:span text:style-name="T8">) to make the functionality of an offline blockchain. You will be provided with some basic linkedList structs and functions to save time, </text:span><text:span text:style-name="T11">I have separated these functions in 4 files </text:span><text:span text:style-name="T16">contactBook.c contactBook.h</text:span><text:span text:style-name="T11"> </text:span><text:span text:style-name="T16">transactionPool.c transactionPool.h. contactBook.c</text:span><text:span text:style-name="T11"> is the files that is compiled and </text:span><text:span text:style-name="T16">contactBook.h</text:span><text:span text:style-name="T11"> includes all of the necesarry headers. The transactionPool files are simply </text:span><text:span text:style-name="T16">#include</text:span><text:span text:style-name="T11">d to make each file size a little smaller.</text:span></text:p>
      <text:p text:style-name="P2"><text:span text:style-name="T8"><text:tab/></text:span><text:span text:style-name="T9">The </text:span><text:span text:style-name="T14">ContactBook </text:span><text:span text:style-name="T9">will hold public keys with human readable names as well as all all current </text:span><text:span text:style-name="T14">transactions </text:span><text:span text:style-name="T9">that have yet to be mined. It will also hold the program’s current user’s public and private key so it can sign transactions with ease.</text:span></text:p>
      <text:p text:style-name="P2"><text:span text:style-name="T9"><text:tab/></text:span><text:span text:style-name="T10">In this assignment you will be creating 3 structs and 10 functions. You may use as many files, helper functions or structs as you want in addition to these. You will be provided a </text:span><text:span text:style-name="T17">Makefile</text:span><text:span text:style-name="T10"> and a </text:span><text:span text:style-name="T17">main.c</text:span><text:span text:style-name="T10"> for your own testing. Edit the </text:span><text:span text:style-name="T17">Makefile</text:span><text:span text:style-name="T10"> as you’d like. For grading I will copy my </text:span><text:span text:style-name="T17">main.c </text:span><text:span text:style-name="T10">into your directory and compile with your </text:span><text:span text:style-name="T17">Makefile</text:span><text:span text:style-name="T10"> and other source files.</text:span></text:p>
      <text:p text:style-name="P2"><text:span text:style-name="T10"><text:tab/></text:span><text:span text:style-name="T12">For Turning in I want this structure</text:span></text:p>
      <text:p text:style-name="P22">block/</text:p>
      <text:p text:style-name="P21"><text:tab/><text:span text:style-name="T23">...blockchainStructure files...</text:span></text:p>
      <text:p text:style-name="P22">contacts/</text:p>
      <text:p text:style-name="P22"><text:tab/>...<text:span text:style-name="T26">ContactBook files..</text:span></text:p>
      <text:p text:style-name="P22"><text:tab/>rsa/</text:p>
      <text:p text:style-name="P22"><text:tab/><text:tab/>...rsaTransaction files…</text:p>
      <text:p text:style-name="P21"/>
      <text:p text:style-name="P4"><text:span text:style-name="T8">If the code doesn’t compile with the command </text:span><text:span text:style-name="T7">make</text:span><text:span text:style-name="T8">. It will considered incomplete. </text:span><text:span text:style-name="T13">If you don’t include a </text:span><text:span text:style-name="T15">Makefile</text:span><text:span text:style-name="T13"> I will just use my own.</text:span></text:p>
      <text:p text:style-name="P21"><text:tab/></text:p>
      <text:p text:style-name="P13"/>
      <text:p text:style-name="P13"/>
      <text:p text:style-name="P3">contactBook.h / <text:span text:style-name="T21">transactionPool.h</text:span></text:p>
      <text:p text:style-name="P8"/>
      <text:p text:style-name="P8">typedef struct Contact {</text:p>
      <text:p text:style-name="P8"><text:tab/>char *name;</text:p>
      <text:p text:style-name="P8"><text:tab/>Key publicKey;</text:p>
      <text:p text:style-name="P8">} Contact;</text:p>
      <text:p text:style-name="P8"/>
      <text:p text:style-name="P8">typedef struct User {</text:p>
      <text:p text:style-name="P8"><text:tab/>char *name;</text:p>
      <text:p text:style-name="P8"><text:tab/>Key publicKey;</text:p>
      <text:p text:style-name="P8"><text:tab/>Key privateKey;</text:p>
      <text:p text:style-name="P8">} User;</text:p>
      <text:p text:style-name="P5"/>
      <text:p text:style-name="P8">typedef struct ContactBook {</text:p>
      <text:p text:style-name="P8"><text:tab/>linkedList *book[27];</text:p>
      <text:p text:style-name="P8"><text:tab/>User *mainUser;</text:p>
      <text:p text:style-name="P8"><text:soft-page-break/><text:tab/>linkedList transactionPool;</text:p>
      <text:p text:style-name="P8">}</text:p>
      <text:p text:style-name="P8"/>
      <text:p text:style-name="P10">#define macro POOLSIZE 3</text:p>
      <text:p text:style-name="P6"/>
      <text:p text:style-name="P6">ContactBook *initContacts();</text:p>
      <text:p text:style-name="P6"><text:tab/><text:span text:style-name="T2">initialize your </text:span><text:span text:style-name="T19">ContactBook</text:span><text:span text:style-name="T2"> struct and attempt to load the </text:span><text:span text:style-name="T19">mainUser</text:span><text:span text:style-name="T2"> from disk.</text:span></text:p>
      <text:p text:style-name="P14"/>
      <text:p text:style-name="P12">void freeContacts(ContactBook *book);</text:p>
      <text:p text:style-name="P12"><text:tab/><text:span text:style-name="T1">frees all allocated memory for contacts and transactions in this struct.</text:span></text:p>
      <text:p text:style-name="P14"/>
      <text:p text:style-name="P6">User *genUser(char *name);</text:p>
      <text:p text:style-name="P6"><text:tab/><text:span text:style-name="T2">This function uses your</text:span><text:span text:style-name="T19"> makeKeyPair</text:span><text:span text:style-name="T2"> to generate a public and private key for a new user </text:span><text:span text:style-name="T5">and takes in a string representing the human-readable name for the new user.</text:span></text:p>
      <text:p text:style-name="P14"/>
      <text:p text:style-name="P6">Contact *getContact(User *u);</text:p>
      <text:p text:style-name="P9"><text:tab/><text:span text:style-name="T1">This function allocates memory for </text:span>Contact<text:span text:style-name="T1"> struct and copies memory from the </text:span>User<text:span text:style-name="T1"> into th</text:span><text:span text:style-name="T6">e</text:span><text:span text:style-name="T22"> Contact</text:span> <text:span text:style-name="T1">struct, so it can be used indepenedently of the </text:span>User <text:span text:style-name="T1">struct.</text:span></text:p>
      <text:p text:style-name="P15"/>
      <text:p text:style-name="P6">void *packUser(User *u);</text:p>
      <text:p text:style-name="P6"><text:tab/><text:span text:style-name="T5">packs the </text:span><text:span text:style-name="T22">U</text:span><text:span text:style-name="T20">ser</text:span><text:span text:style-name="T5"> and all its info into a buffer.</text:span></text:p>
      <text:p text:style-name="P19"/>
      <text:p text:style-name="P6">User *unpackUser(void *buffer);</text:p>
      <text:p text:style-name="P6"><text:tab/><text:span text:style-name="T5">reads a buffer (created by the previous function) and pulls out the information for a </text:span><text:span text:style-name="T20">User</text:span><text:span text:style-name="T5"> and stores it in a struct.</text:span></text:p>
      <text:p text:style-name="P6"><text:tab/><text:span text:style-name="T2">These packin</text:span><text:span text:style-name="T4">g</text:span><text:span text:style-name="T2"> and unpacking functions are essential to saving and loading data to/from disk. As well as packing the structs into tight buffer to send through the internet and then unpack them on the other side.</text:span></text:p>
      <text:p text:style-name="P14"/>
      <text:p text:style-name="P12">void saveUser(char *file, User *u);</text:p>
      <text:p text:style-name="P20"><text:tab/>Saves the <text:span text:style-name="T24">U</text:span><text:span text:style-name="T23">ser</text:span> to the designated files</text:p>
      <text:p text:style-name="P20"/>
      <text:p text:style-name="P12">User *loadUser(char *file);</text:p>
      <text:p text:style-name="P20"><text:tab/>Loads <text:span text:style-name="T24">User</text:span> from the designated file.</text:p>
      <text:p text:style-name="P20"/>
      <text:p text:style-name="P12">void freeUser(User *u);</text:p>
      <text:p text:style-name="P20"><text:tab/>free all allocated memory for the <text:span text:style-name="T23">User</text:span></text:p>
      <text:p text:style-name="P20"/>
      <text:p text:style-name="P6">NUM *genTransaction(User *u, Contact *c, float amount);</text:p>
      <text:p text:style-name="P11"><text:tab/><text:span text:style-name="T6">T</text:span><text:span text:style-name="T1">his function pull</text:span><text:span text:style-name="T6">s</text:span><text:span text:style-name="T1"> out </text:span><text:span text:style-name="T6">the</text:span><text:span text:style-name="T1"> </text:span>public<text:span text:style-name="T22">Key</text:span><text:span text:style-name="T6"> and </text:span>private<text:span text:style-name="T22">K</text:span>ey<text:span text:style-name="T1"> from the </text:span><text:span text:style-name="T22">U</text:span>ser<text:span text:style-name="T1"> and the </text:span>public<text:span text:style-name="T22">K</text:span>ey<text:span text:style-name="T1"> from the </text:span><text:span text:style-name="T22">C</text:span>ontact<text:span text:style-name="T1"> and pass</text:span><text:span text:style-name="T6">es</text:span><text:span text:style-name="T1"> them in</text:span><text:span text:style-name="T6">to the </text:span><text:span text:style-name="T1"><text:s/></text:span>signTransaction<text:span text:style-name="T1"> </text:span><text:span text:style-name="T6">function, returning the hashed </text:span><text:span text:style-name="T22">Transaction</text:span><text:span text:style-name="T6">.</text:span></text:p>
      <text:p text:style-name="P18"/>
      <text:p text:style-name="P18"/>
      <text:p text:style-name="P6"><text:soft-page-break/>bool verifyTransaction(ContactBook *contacts, NUM *t, Key k, Blockchain *<text:span text:style-name="T22">bc</text:span>);</text:p>
      <text:p text:style-name="P7"><text:tab/><text:span text:style-name="T3">An encrypted transaction is passed along with the </text:span><text:span text:style-name="T25">public</text:span><text:span text:style-name="T22">K</text:span><text:span text:style-name="T25">ey</text:span><text:span text:style-name="T3"> of whomever sent it. If the transaction is succesfully decrypted with the </text:span><text:span text:style-name="T25">public</text:span><text:span text:style-name="T22">K</text:span><text:span text:style-name="T25">ey</text:span><text:span text:style-name="T3"> provided </text:span><text:span text:style-name="T6">and we check the decrypted data matches that</text:span><text:span text:style-name="T22"> publicKey </text:span><text:span text:style-name="T6">we can safely say to the best of our knowledge that the transaction is good, return true. Otherwise if the decypted key and the</text:span><text:span text:style-name="T22"> publicKey</text:span><text:span text:style-name="T6"> do not match, return false.</text:span></text:p>
      <text:p text:style-name="P7"><text:span text:style-name="T6"><text:tab/></text:span><text:span text:style-name="T3">We then check to make sure the sender has enough funds via the </text:span><text:span text:style-name="T25">account </text:span><text:span text:style-name="T22">B</text:span><text:span text:style-name="T25">alance</text:span><text:span text:style-name="T3"> function. If this is true and the transaction isn’t already in the pool we add it to the pool to await being mined.</text:span></text:p>
      <text:p text:style-name="P16"/>
      <text:p text:style-name="P17"/>
      <text:p text:style-name="P6">Block *<text:span text:style-name="T18">mineBlock</text:span><text:span text:style-name="T19">(</text:span>ContactBook *contacts, Blockchain *bc, Contact *miner);</text:p>
      <text:p text:style-name="P6"><text:tab/><text:span text:style-name="T3">We pack in </text:span><text:span text:style-name="T20">POOLSIZE </text:span><text:span text:style-name="T3">transactions along with a reward </text:span><text:span text:style-name="T22">T</text:span><text:span text:style-name="T25">ransaction</text:span><text:span text:style-name="T3"> to the miner. Remove the relevant transactions from the pool and put them in a </text:span><text:span text:style-name="T22">B</text:span><text:span text:style-name="T25">lock</text:span><text:span text:style-name="T3"> which uses the proof of work functionality from your previous exercises to produce a valid</text:span><text:span text:style-name="T25"> </text:span><text:span text:style-name="T22">B</text:span><text:span text:style-name="T25">lock</text:span><text:span text:style-name="T3">, which is then returned from thee function.</text:span></text:p>
      <text:p text:style-name="P16"/>
      <text:p text:style-name="P12">void printPoolPack(Block *)</text:p>
      <text:p text:style-name="P20"><text:tab/>Prints out a <text:span text:style-name="T24">B</text:span><text:span text:style-name="T23">lock</text:span> and its member var<text:span text:style-name="T22">i</text:span>ables. Prints out theinformation about the transaction within.</text:p>
      <text:p text:style-name="P17"/>
      <text:p text:style-name="P6">float accountBalance(ContactBook *contacts, Key account, Blockchain *bc);</text:p>
      <text:p text:style-name="P6"><text:tab/><text:span text:style-name="T3">Return the amount of funds available to the the given public key. It checks the unmined transactions as well as the blockchain. Any transaction to the ssender are added to its funds and any from it are subtracted from its funds.</text:span></text:p>
      <text:p text:style-name="P16"/>
      <text:p text:style-name="P10">bool chooseChain(ContactsBook *contacts, Blockchain **curChain, Blockchain *newChain);</text:p>
      <text:p text:style-name="P18"><text:tab/>Takes in the main ContactBook struct and Blockchain struct for the program and a new chain that has been received from another user. The main Blockchain is sent as a double pointer, so that if the new chain is chosen we can overwrite the main chain. We return true if the new chain was chosen.</text:p>
      <text:p text:style-name="P18"><text:tab/>For whatever chain we don’t choose we want to take the transactions off of it, put them into our open transaction pool if they are not already in there. Additionally if we choose the new chain we want to remove any transaction in our pool that are already a part of this new ch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0T16:59:59.793706239</meta:creation-date>
    <dc:date>2022-11-23T08:13:22.325418916</dc:date>
    <meta:editing-duration>PT3H26M9S</meta:editing-duration>
    <meta:editing-cycles>11</meta:editing-cycles>
    <meta:generator>LibreOffice/7.4.2.3$Linux_X86_64 LibreOffice_project/40$Build-3</meta:generator>
    <meta:document-statistic meta:table-count="0" meta:image-count="0" meta:object-count="0" meta:page-count="3" meta:paragraph-count="62" meta:word-count="849" meta:character-count="5322" meta:non-whitespace-character-count="4496"/>
  </office:meta>
</office:document-meta>
</file>